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arSpansOrdered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arSpansOrdered.toSameDo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earSpansOrdered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arSpansOrdered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arSpansOrdered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arSpansOrdered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arSpansOrdered.stretchToOrd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arSpansOrdered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arSpansOrdered.shrinkToAfterShortestMatch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NearSpansOrdered.skipTo( int targ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arSpansOrdered.advanceAfterOrder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arSpansOrdered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arSpansOrdered.NearSpansOrdered( SpanNearQuery spanNearQuery ,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earSpansOrdered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arSpansOrdered.docSpansOrdered( Spans spans1 , Spans spans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arSpansOrdered.docSpansOrdered( int start1 , int end1 , int start2 , int end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